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edd6" officeooo:paragraph-rsid="000eedd6"/>
    </style:style>
    <style:style style:name="T1" style:family="text">
      <style:text-properties officeooo:rsid="0010d4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a antonio <text:span text:style-name="T1">gsdgfsddfg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31T15:43:23.241000000</dc:date>
    <meta:editing-duration>PT31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1" meta:word-count="3" meta:character-count="22" meta:non-whitespace-character-count="20"/>
  </office:meta>
</office:document-meta>
</file>